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973cm" fo:min-width="1.829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229cm" draw:fill="none"/>
    </style:style>
    <style:style style:name="gr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66cm" fo:min-width="2.16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048cm" fo:min-width="1.47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79cm" fo:min-width="2.164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047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174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88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69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7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37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65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321cm" fo:padding-top="0.137cm" fo:padding-bottom="0.137cm" fo:padding-left="0.262cm" fo:padding-right="0.262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ans2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81cm" svg:height="5.475cm" svg:x="5.354cm" svg:y="2.445cm">
          <text:p text:style-name="P1"><text:span text:style-name="T1">recursive</text:span><text:span text:style-name="T2">1</text:span></text:p>
          <text:p text:style-name="P1"><text:span text:style-name="T1">execu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663cm" svg:y1="3.531cm" svg:x2="5.354cm" svg:y2="3.531cm">
          <text:p/>
        </draw:line>
        <draw:custom-shape draw:style-name="gr3" draw:text-style-name="P3" draw:layer="layout" svg:width="2.688cm" svg:height="0.44cm" svg:x="1.961cm" svg:y="3.34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09cm" svg:height="0.887cm" svg:x="1.714cm" svg:y="3.099cm">
          <draw:text-box>
            <text:p text:style-name="P4"><text:span text:style-name="T3">c12a.zkin.proof</text:span></text:p>
          </draw:text-box>
        </draw:frame>
        <draw:custom-shape draw:style-name="gr5" draw:text-style-name="P1" draw:layer="layout" svg:width="2.19cm" svg:height="5.51cm" svg:x="11.809cm" svg:y="2.41cm">
          <text:p text:style-name="P1"><text:span text:style-name="T1">stark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663cm" svg:y1="4.432cm" svg:x2="5.354cm" svg:y2="4.432cm">
          <text:p/>
        </draw:line>
        <draw:custom-shape draw:style-name="gr6" draw:text-style-name="P3" draw:layer="layout" svg:width="2.688cm" svg:height="0.753cm" svg:x="1.961cm" svg:y="4.0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09cm" svg:height="0.887cm" svg:x="1.714cm" svg:y="3.987cm">
          <draw:text-box>
            <text:p text:style-name="P4"><text:span text:style-name="T3">recursive1</text:span></text:p>
            <text:p text:style-name="P4"><text:span text:style-name="T3">.witnesscal</text:span></text:p>
          </draw:text-box>
        </draw:frame>
        <draw:line draw:style-name="gr2" draw:text-style-name="P2" draw:layer="layout" svg:x1="4.663cm" svg:y1="5.232cm" svg:x2="5.354cm" svg:y2="5.232cm">
          <text:p/>
        </draw:line>
        <draw:custom-shape draw:style-name="gr3" draw:text-style-name="P3" draw:layer="layout" svg:width="2.688cm" svg:height="0.44cm" svg:x="1.961cm" svg:y="5.0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09cm" svg:height="0.887cm" svg:x="1.714cm" svg:y="4.8cm">
          <draw:text-box>
            <text:p text:style-name="P4"><text:span text:style-name="T3">recursive1.exec</text:span></text:p>
          </draw:text-box>
        </draw:frame>
        <draw:line draw:style-name="gr2" draw:text-style-name="P2" draw:layer="layout" svg:x1="4.663cm" svg:y1="5.932cm" svg:x2="5.354cm" svg:y2="5.932cm">
          <text:p/>
        </draw:line>
        <draw:custom-shape draw:style-name="gr3" draw:text-style-name="P3" draw:layer="layout" svg:width="2.688cm" svg:height="0.44cm" svg:x="1.961cm" svg:y="5.7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009cm" svg:height="0.887cm" svg:x="1.714cm" svg:y="5.5cm">
          <draw:text-box>
            <text:p text:style-name="P4"><text:span text:style-name="T3">recursive1.pil</text:span></text:p>
          </draw:text-box>
        </draw:frame>
        <draw:frame draw:style-name="gr4" draw:text-style-name="P5" draw:layer="layout" svg:width="3.145cm" svg:height="0.887cm" svg:x="8.096cm" svg:y="4.706cm">
          <draw:text-box>
            <text:p text:style-name="P4"><text:span text:style-name="T3">recursive1.constTree</text:span></text:p>
          </draw:text-box>
        </draw:frame>
        <draw:line draw:style-name="gr2" draw:text-style-name="P2" draw:layer="layout" svg:x1="11.048cm" svg:y1="5.193cm" svg:x2="11.739cm" svg:y2="5.193cm">
          <text:p/>
        </draw:line>
        <draw:frame draw:style-name="gr4" draw:text-style-name="P5" draw:layer="layout" svg:width="2.84cm" svg:height="0.887cm" svg:x="8.251cm" svg:y="3.888cm">
          <draw:text-box>
            <text:p text:style-name="P4"><text:span text:style-name="T3">recursive1.const</text:span></text:p>
          </draw:text-box>
        </draw:frame>
        <draw:line draw:style-name="gr2" draw:text-style-name="P2" draw:layer="layout" svg:x1="11.049cm" svg:y1="4.386cm" svg:x2="11.74cm" svg:y2="4.386cm">
          <text:p/>
        </draw:line>
        <draw:custom-shape draw:style-name="gr7" draw:text-style-name="P3" draw:layer="layout" svg:width="2.571cm" svg:height="0.534cm" svg:x="8.478cm" svg:y="3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444cm" svg:height="0.887cm" svg:x="8.014cm" svg:y="3.06cm">
          <draw:text-box>
            <text:p text:style-name="P4"><text:span text:style-name="T3">recursive1.commit</text:span></text:p>
          </draw:text-box>
        </draw:frame>
        <draw:line draw:style-name="gr2" draw:text-style-name="P2" draw:layer="layout" svg:x1="11.049cm" svg:y1="3.435cm" svg:x2="11.74cm" svg:y2="3.435cm">
          <text:p/>
        </draw:line>
        <draw:frame draw:style-name="gr4" draw:text-style-name="P5" draw:layer="layout" svg:width="2.192cm" svg:height="0.887cm" svg:x="8.565cm" svg:y="5.385cm">
          <draw:text-box>
            <text:p text:style-name="P4"><text:span text:style-name="T3">recursive1.pil</text:span></text:p>
          </draw:text-box>
        </draw:frame>
        <draw:line draw:style-name="gr2" draw:text-style-name="P2" draw:layer="layout" svg:x1="11.048cm" svg:y1="5.844cm" svg:x2="11.739cm" svg:y2="5.844cm">
          <text:p/>
        </draw:line>
        <draw:frame draw:style-name="gr4" draw:text-style-name="P5" draw:layer="layout" svg:width="3.351cm" svg:height="0.887cm" svg:x="8.02cm" svg:y="6.151cm">
          <draw:text-box>
            <text:p text:style-name="P4"><text:span text:style-name="T3">recursive1.starkinfo</text:span></text:p>
          </draw:text-box>
        </draw:frame>
        <draw:line draw:style-name="gr2" draw:text-style-name="P2" draw:layer="layout" svg:x1="11.049cm" svg:y1="6.594cm" svg:x2="11.74cm" svg:y2="6.594cm">
          <text:p/>
        </draw:line>
        <draw:custom-shape draw:style-name="gr8" draw:text-style-name="P3" draw:layer="layout" svg:width="2.698cm" svg:height="0.534cm" svg:x="8.351cm" svg:y="4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812cm" svg:height="0.534cm" svg:x="8.268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793cm" svg:height="0.534cm" svg:x="8.255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794cm" svg:height="0.534cm" svg:x="8.255cm" svg:y="6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895cm" svg:y1="3.518cm" svg:x2="8.409cm" svg:y2="3.527cm">
          <text:p/>
        </draw:line>
        <draw:line draw:style-name="gr2" draw:text-style-name="P2" draw:layer="layout" svg:x1="14.001cm" svg:y1="4.117cm" svg:x2="14.515cm" svg:y2="4.126cm">
          <text:p/>
        </draw:line>
        <draw:frame draw:style-name="gr4" draw:text-style-name="P5" draw:layer="layout" svg:width="2.674cm" svg:height="0.887cm" svg:x="14.671cm" svg:y="3.648cm">
          <draw:text-box>
            <text:p text:style-name="P4"><text:span text:style-name="T3">recursive1.proof</text:span></text:p>
          </draw:text-box>
        </draw:frame>
        <draw:frame draw:style-name="gr4" draw:text-style-name="P5" draw:layer="layout" svg:width="3.209cm" svg:height="0.887cm" svg:x="14.397cm" svg:y="4.571cm">
          <draw:text-box>
            <text:p text:style-name="P4"><text:span text:style-name="T3">recursive1.public</text:span></text:p>
          </draw:text-box>
        </draw:frame>
        <draw:frame draw:style-name="gr4" draw:text-style-name="P5" draw:layer="layout" svg:width="3.67cm" svg:height="0.887cm" svg:x="14.21cm" svg:y="5.464cm">
          <draw:text-box>
            <text:p text:style-name="P4"><text:span text:style-name="T3">recursive1.zkin.proof</text:span></text:p>
          </draw:text-box>
        </draw:frame>
        <draw:custom-shape draw:style-name="gr12" draw:text-style-name="P3" draw:layer="layout" svg:width="2.761cm" svg:height="0.534cm" svg:x="14.617cm" svg:y="3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001cm" svg:y1="5.018cm" svg:x2="14.515cm" svg:y2="5.027cm">
          <text:p/>
        </draw:line>
        <draw:custom-shape draw:style-name="gr13" draw:text-style-name="P3" draw:layer="layout" svg:width="2.789cm" svg:height="0.534cm" svg:x="14.617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001cm" svg:y1="5.918cm" svg:x2="14.515cm" svg:y2="5.927cm">
          <text:p/>
        </draw:line>
        <draw:custom-shape draw:style-name="gr14" draw:text-style-name="P3" draw:layer="layout" svg:width="2.845cm" svg:height="0.534cm" svg:x="14.617cm" svg:y="5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9M33S</meta:editing-duration>
    <meta:editing-cycles>27</meta:editing-cycles>
    <meta:generator>LibreOffice/7.3.7.2$Linux_X86_64 LibreOffice_project/30$Build-2</meta:generator>
    <dc:date>2023-01-10T16:38:47.722887861</dc:date>
    <meta:document-statistic meta:object-count="62"/>
  </office:meta>
</office:document-meta>
</file>